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1pt" style:font-size-asian="11pt"/>
    </style:style>
    <style:style style:name="P2" style:family="paragraph" style:parent-style-name="Standard">
      <style:text-properties style:font-name="Courier New" fo:font-size="11pt" officeooo:rsid="000bf891" officeooo:paragraph-rsid="000bf891" style:font-size-asian="11pt"/>
    </style:style>
    <style:style style:name="P3" style:family="paragraph" style:parent-style-name="Standard">
      <style:text-properties style:font-name="Courier New" fo:font-size="11pt" officeooo:rsid="000bf891" officeooo:paragraph-rsid="000d0755" style:font-size-asian="11pt"/>
    </style:style>
    <style:style style:name="P4" style:family="paragraph" style:parent-style-name="Standard">
      <style:text-properties officeooo:rsid="000bf891" officeooo:paragraph-rsid="000bf891"/>
    </style:style>
    <style:style style:name="P5" style:family="paragraph" style:parent-style-name="Standard">
      <style:text-properties officeooo:paragraph-rsid="000bf891"/>
    </style:style>
    <style:style style:name="P6" style:family="paragraph" style:parent-style-name="Standard" style:master-page-name="Standard">
      <style:paragraph-properties style:page-number="auto"/>
    </style:style>
    <style:style style:name="T1" style:family="text">
      <style:text-properties style:font-name="Courier New" fo:font-size="11pt" style:font-size-asian="11pt"/>
    </style:style>
    <style:style style:name="T2" style:family="text">
      <style:text-properties style:font-name="Courier New" fo:font-size="11pt" officeooo:rsid="000aca8b" style:font-size-asian="11pt"/>
    </style:style>
    <style:style style:name="T3" style:family="text">
      <style:text-properties style:font-name="Courier New" fo:font-size="11pt" officeooo:rsid="000bf891" style:font-size-asian="11pt"/>
    </style:style>
    <style:style style:name="T4" style:family="text">
      <style:text-properties style:font-name="Courier New" fo:font-size="11pt" officeooo:rsid="000d0755" style:font-size-asian="11pt"/>
    </style:style>
    <style:style style:name="T5" style:family="text">
      <style:text-properties officeooo:rsid="000d07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DROP DATABASE annuaire;</text:span></text:p>
      <text:p text:style-name="P1"/>
      <text:p text:style-name="Standard"><text:span text:style-name="T1">CREATE DATABASE annuaire;</text:span></text:p>
      <text:p text:style-name="P1"/>
      <text:p text:style-name="Standard"><text:span text:style-name="T1">use annuaire;</text:span></text:p>
      <text:p text:style-name="P1"/>
      <text:p text:style-name="P4"><text:span text:style-name="T1">CREATE TABLE Groups</text:span></text:p>
      <text:p text:style-name="P4"><text:span text:style-name="T1">(</text:span></text:p>
      <text:p text:style-name="P4"><text:span text:style-name="T1"><text:tab/>IdGroup INT NOT NULL,</text:span></text:p>
      <text:p text:style-name="P4"><text:span text:style-name="T1"><text:tab/>Name VARCHAR(255) NOT NULL,</text:span></text:p>
      <text:p text:style-name="P4"><text:span text:style-name="T1"><text:tab/>PRIMARY KEY (IdGroup)</text:span></text:p>
      <text:p text:style-name="P4"><text:span text:style-name="T1">);</text:span></text:p>
      <text:p text:style-name="P1"/>
      <text:p text:style-name="P2">CREATE TABLE Persons</text:p>
      <text:p text:style-name="P2">(</text:p>
      <text:p text:style-name="P2"><text:s text:c="3"/>IdPerson INT NOT NULL AUTO_INCREMENT,</text:p>
      <text:p text:style-name="P5"><text:span text:style-name="T1"><text:s text:c="3"/>FirstName VARCHAR(20) DEFAULT NULL,</text:span></text:p>
      <text:p text:style-name="P5"><text:span text:style-name="T1"><text:s text:c="3"/>LastName VARCHAR(20) DEFAULT NULL ,</text:span></text:p>
      <text:p text:style-name="P5"><text:span text:style-name="T1"><text:s text:c="3"/></text:span><text:span text:style-name="T3">E</text:span><text:span text:style-name="T1">mail VARCHAR(50) DEFAULT NULL ,</text:span></text:p>
      <text:p text:style-name="P5"><text:span text:style-name="T1"><text:s text:c="3"/>Website VARCHAR(20) DEFAULT NULL ,</text:span></text:p>
      <text:p text:style-name="P5"><text:span text:style-name="T1"><text:s text:c="3"/>BirthDate Date DEFAULT NULL ,</text:span></text:p>
      <text:p text:style-name="P5"><text:span text:style-name="T1"><text:s text:c="3"/>Password VARCHAR(20) DEFAULT NULL ,</text:span></text:p>
      <text:p text:style-name="P5"><text:span text:style-name="T1"><text:s text:c="3"/>IdGroup </text:span><text:span text:style-name="T3">INT </text:span><text:span text:style-name="T4">NOT NULL</text:span><text:span text:style-name="T1">,</text:span></text:p>
      <text:p text:style-name="P5"><text:span text:style-name="T1"><text:s text:c="3"/>PRIMARY KEY (</text:span><text:span text:style-name="T4">I</text:span><text:span text:style-name="T1">dPerson),</text:span></text:p>
      <text:p text:style-name="P5"><text:span text:style-name="T1"><text:s text:c="3"/>CONSTRAINT FK_person_group FOREIGN KEY(`</text:span><text:span text:style-name="T4">I</text:span><text:span text:style-name="T1">dGroup`)</text:span></text:p>
      <text:p text:style-name="P3"><text:s text:c="3"/>REFERENCES `Groups` (`<text:span text:style-name="T5">I</text:span>dGroup`) ON UPDATE NO ACTION ON DELETE NO ACTION<text:tab/></text:p>
      <text:p text:style-name="P2">)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1T19:28:55.056000000</dc:date>
    <meta:editing-duration>PT9M48S</meta:editing-duration>
    <meta:editing-cycles>1</meta:editing-cycles>
    <meta:document-statistic meta:table-count="0" meta:image-count="0" meta:object-count="0" meta:page-count="1" meta:paragraph-count="23" meta:word-count="85" meta:character-count="613" meta:non-whitespace-character-count="514"/>
    <meta:generator>LibreOffice/5.2.1.2$Windows_x86 LibreOffice_project/31dd62db80d4e60af04904455ec9c9219178d620</meta:generator>
  </office:meta>
</office:document-meta>
</file>